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13">
      <style:table-cell-properties fo:background-color="#dddddd"/>
    </style:style>
    <style:style style:name="ce2" style:family="table-cell" style:parent-style-name="Default" style:data-style-name="N117">
      <style:table-cell-properties fo:background-color="#dddddd"/>
    </style:style>
    <style:style style:name="ce3" style:family="table-cell" style:parent-style-name="Default" style:data-style-name="N114">
      <style:table-cell-properties fo:background-color="#dddddd"/>
    </style:style>
    <style:style style:name="ce4" style:family="table-cell" style:parent-style-name="Default" style:data-style-name="N114"/>
    <style:style style:name="ce5" style:family="table-cell" style:parent-style-name="Default" style:data-style-name="N127"/>
    <style:style style:name="ce6" style:family="table-cell" style:parent-style-name="Default" style:data-style-name="N127">
      <style:table-cell-properties fo:background-color="#dddddd"/>
    </style:style>
    <style:style style:name="ce7" style:family="table-cell" style:parent-style-name="Default" style:data-style-name="N2"/>
    <style:style style:name="ce8" style:family="table-cell" style:parent-style-name="Default" style:data-style-name="N115"/>
    <style:style style:name="ce9" style:family="table-cell" style:parent-style-name="Default" style:data-style-name="N126"/>
    <style:style style:name="ce10" style:family="table-cell" style:parent-style-name="Default" style:data-style-name="N116"/>
    <style:style style:name="ce11" style:family="table-cell" style:parent-style-name="Default" style:data-style-name="N106"/>
    <style:style style:name="ce12" style:family="table-cell" style:parent-style-name="Default">
      <style:text-properties style:font-name="Liberation Sans1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Eingangsspannung</text:p>
          </table:table-cell>
          <table:table-cell office:value-type="string" calcext:value-type="string">
            <text:p>U<text:span text:style-name="T1">In</text:span></text:p>
          </table:table-cell>
          <table:table-cell office:value-type="float" office:value="5" calcext:value-type="float">
            <text:p>5 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https://ukpyr.narod.ru/calc_mc34063.htm</text:p>
          </table:table-cell>
          <table:table-cell table:number-columns-repeated="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sgangsspannung</text:p>
          </table:table-cell>
          <table:table-cell office:value-type="string" calcext:value-type="string">
            <text:p><text:span text:style-name="T2">U</text:span><text:span text:style-name="T3">Out</text:span></text:p>
          </table:table-cell>
          <table:table-cell office:value-type="float" office:value="34" calcext:value-type="float">
            <text:p>34 V</text:p>
          </table:table-cell>
          <table:table-cell office:value-type="string" calcext:value-type="string">
            <text:p>34V</text:p>
          </table:table-cell>
          <table:table-cell office:value-type="string" calcext:value-type="string">
            <text:p>https://www.cctools.eu/download/mc/mc34063.html</text:p>
          </table:table-cell>
          <table:table-cell table:number-columns-repeated="7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C</text:span><text:span text:style-name="T3">T</text:span></text:p>
          </table:table-cell>
          <table:table-cell table:style-name="ce2" office:value-type="float" office:value="0.0000004" calcext:value-type="float">
            <text:p>400,00E-09 F</text:p>
          </table:table-cell>
          <table:table-cell/>
          <table:table-cell office:value-type="string" calcext:value-type="string">
            <text:p>https://nz.key-components.com/tools/mc34063-online-calculator.htm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usgangsstrom</text:p>
          </table:table-cell>
          <table:table-cell office:value-type="string" calcext:value-type="string">
            <text:p><text:span text:style-name="T2">I</text:span><text:span text:style-name="T3">Out</text:span></text:p>
          </table:table-cell>
          <table:table-cell table:style-name="ce3" office:value-type="float" office:value="0.006" calcext:value-type="float">
            <text:p>6,00E-03 A</text:p>
          </table:table-cell>
          <table:table-cell office:value-type="string" calcext:value-type="string">
            <text:p>6mA</text:p>
          </table:table-cell>
          <table:table-cell office:value-type="string" calcext:value-type="string">
            <text:p>https://www.a-z-e.de/index.php?file=mc34063.php</text:p>
          </table:table-cell>
          <table:table-cell table:number-columns-repeated="7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orwardvoltage Rectifier</text:p>
          </table:table-cell>
          <table:table-cell office:value-type="string" calcext:value-type="string">
            <text:p><text:span text:style-name="T2">V</text:span><text:span text:style-name="T3">F</text:span></text:p>
          </table:table-cell>
          <table:table-cell office:value-type="float" office:value="0.3" calcext:value-type="float">
            <text:p>0,3 V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ättigungsspannung Ausgangsswitch</text:p>
          </table:table-cell>
          <table:table-cell office:value-type="string" calcext:value-type="string">
            <text:p><text:span text:style-name="T2">V</text:span><text:span text:style-name="T3">sat</text:span></text:p>
          </table:table-cell>
          <table:table-cell office:value-type="float" office:value="1.4" calcext:value-type="float">
            <text:p>1,4 V</text:p>
          </table:table-cell>
          <table:table-cell table:number-columns-repeated="9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erage Inputcurrent</text:p>
          </table:table-cell>
          <table:table-cell office:value-type="string" calcext:value-type="string">
            <text:p><text:span text:style-name="T2">I</text:span><text:span text:style-name="T3">In</text:span></text:p>
          </table:table-cell>
          <table:table-cell table:style-name="ce4" table:formula="of:=([.C2]*[.C4])/([.C1]*0.8)" office:value-type="float" office:value="0.051" calcext:value-type="float">
            <text:p>51,00E-03 A</text:p>
          </table:table-cell>
          <table:table-cell table:number-columns-repeated="9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I</text:span><text:span text:style-name="T3">pk</text:span></text:p>
          </table:table-cell>
          <table:table-cell table:style-name="ce4" table:formula="of:=2*[.C4]*([.C12]+1)" office:value-type="float" office:value="0.109666666666667" calcext:value-type="float">
            <text:p>109,67E-03 A</text:p>
          </table:table-cell>
          <table:table-cell table:number-columns-repeated="9"/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Current Sense Resistor</text:p>
          </table:table-cell>
          <table:table-cell office:value-type="string" calcext:value-type="string">
            <text:p><text:span text:style-name="T2">R</text:span><text:span text:style-name="T3">SC</text:span></text:p>
          </table:table-cell>
          <table:table-cell table:style-name="ce5" table:formula="of:=0.3/[.C8]" office:value-type="float" office:value="2.73556231003039" calcext:value-type="float">
            <text:p>2,74 Ω</text:p>
          </table:table-cell>
          <table:table-cell table:style-name="ce7"/>
          <table:table-cell table:number-columns-repeated="8"/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R</text:span><text:span text:style-name="T3">SC </text:span><text:span text:style-name="T4">(E12)</text:span></text:p>
          </table:table-cell>
          <table:table-cell table:style-name="ce6" office:value-type="float" office:value="2.7" calcext:value-type="float">
            <text:p>2,70 Ω</text:p>
          </table:table-cell>
          <table:table-cell table:style-name="ce4" table:formula="of:=0.3/[.C10]" office:value-type="float" office:value="0.111111111111111" calcext:value-type="float">
            <text:p>111,11E-03 A</text:p>
          </table:table-cell>
          <table:table-cell table:style-name="ce12"/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Average Inputcurrent</text:p>
          </table:table-cell>
          <table:table-cell office:value-type="string" calcext:value-type="string">
            <text:p><text:span text:style-name="T2">I</text:span><text:span text:style-name="T3">In </text:span><text:span text:style-name="T4">(E12)</text:span></text:p>
          </table:table-cell>
          <table:table-cell table:style-name="ce4" table:formula="of:=0.3/[.C10]" office:value-type="float" office:value="0.111111111111111" calcext:value-type="float">
            <text:p>111,11E-03 A</text:p>
          </table:table-cell>
          <table:table-cell/>
          <table:table-cell table:style-name="ce4"/>
          <table:table-cell table:number-columns-repeated="7"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Tastverhältnis</text:p>
          </table:table-cell>
          <table:table-cell office:value-type="string" calcext:value-type="string">
            <text:p><text:span text:style-name="T2">t</text:span><text:span text:style-name="T3">On</text:span><text:span text:style-name="T2">/t</text:span><text:span text:style-name="T3">Off</text:span></text:p>
          </table:table-cell>
          <table:table-cell table:style-name="ce7" table:formula="of:=([.C2]+[.C5]-[.C1])/([.C1]-[.C6])" office:value-type="float" office:value="8.13888888888889" calcext:value-type="float">
            <text:p>8,14</text:p>
          </table:table-cell>
          <table:table-cell table:number-columns-repeated="9"/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t</text:span><text:span text:style-name="T3">On</text:span></text:p>
          </table:table-cell>
          <table:table-cell table:style-name="ce8" table:formula="of:=[.C3]/(4*0.01)" office:value-type="float" office:value="0.00001" calcext:value-type="float">
            <text:p>10,00E-06 s</text:p>
          </table:table-cell>
          <table:table-cell table:number-columns-repeated="9"/>
          <table:table-cell office:value-type="float" office:value="68" calcext:value-type="float">
            <text:p>68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9" table:formula="of:=1/[.C13]" office:value-type="float" office:value="100000" calcext:value-type="float">
            <text:p>100,00E+03 Hz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pan text:style-name="T2">L</text:span><text:span text:style-name="T3">min</text:span></text:p>
          </table:table-cell>
          <table:table-cell table:style-name="ce10" table:formula="of:=(([.C1]-[.C6])/[.C8])*[.C13]" office:value-type="float" office:value="0.000328267477203647" calcext:value-type="float">
            <text:p>328,27E-06 H</text:p>
          </table:table-cell>
          <table:table-cell table:number-columns-repeated="9"/>
          <table:table-cell office:value-type="float" office:value="82" calcext:value-type="float">
            <text:p>82</text:p>
          </table:table-cell>
        </table:table-row>
        <table:table-row table:style-name="ro2">
          <table:table-cell table:number-columns-repeated="2"/>
          <table:table-cell table:style-name="ce1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min-integer-digits="1"/>
      <number:text> V</number:text>
    </number:number-style>
    <number:number-style style:name="N114">
      <number:scientific-number number:decimal-places="2" number:min-decimal-places="2" number:min-integer-digits="1" number:min-exponent-digits="2" number:exponent-interval="3" number:forced-exponent-sign="true"/>
      <number:text> A</number:text>
    </number:number-style>
    <number:number-style style:name="N115">
      <number:scientific-number number:decimal-places="2" number:min-decimal-places="2" number:min-integer-digits="1" number:min-exponent-digits="2" number:exponent-interval="3" number:forced-exponent-sign="true"/>
      <number:text> s</number:text>
    </number:number-style>
    <number:number-style style:name="N116">
      <number:scientific-number number:decimal-places="2" number:min-decimal-places="2" number:min-integer-digits="1" number:min-exponent-digits="2" number:exponent-interval="3" number:forced-exponent-sign="true"/>
      <number:text> H</number:text>
    </number:number-style>
    <number:number-style style:name="N117">
      <number:scientific-number number:decimal-places="2" number:min-decimal-places="2" number:min-integer-digits="1" number:min-exponent-digits="2" number:exponent-interval="3" number:forced-exponent-sign="true"/>
      <number:text> F</number:text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min-integer-digits="1"/>
      <number:text> Ohm</number:text>
    </number:number-style>
    <number:number-style style:name="N126">
      <number:scientific-number number:decimal-places="2" number:min-decimal-places="2" number:min-integer-digits="1" number:min-exponent-digits="2" number:exponent-interval="3" number:forced-exponent-sign="true"/>
      <number:text> Hz</number:text>
    </number:number-style>
    <number:number-style style:name="N127">
      <number:number number:decimal-places="2" number:min-decimal-places="2" number:min-integer-digits="1"/>
      <number:text> Ω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22:22:28.9567165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Roland Ludwig</meta:initial-creator>
    <meta:creation-date>2024-03-22T10:31:07.270743327</meta:creation-date>
    <dc:date>2024-03-25T21:26:44.142902932</dc:date>
    <dc:creator>Roland Ludwig</dc:creator>
    <meta:editing-duration>PT4H53S</meta:editing-duration>
    <meta:editing-cycles>12</meta:editing-cycles>
    <meta:generator>LibreOffice/7.2.7.2$MacOSX_X86_64 LibreOffice_project/8d71d29d553c0f7dcbfa38fbfda25ee34cce99a2</meta:generator>
    <meta:document-statistic meta:table-count="1" meta:cell-count="59" meta:object-count="0"/>
  </office:meta>
</office:document-meta>
</file>